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officeooo:rsid="000caf60" officeooo:paragraph-rsid="0002326b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0b0825" officeooo:paragraph-rsid="0002326b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0bb3e2" officeooo:paragraph-rsid="0002326b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23947" officeooo:paragraph-rsid="0002326b"/>
    </style:style>
    <style:style style:name="T1" style:family="text">
      <style:text-properties officeooo:rsid="0005a17d"/>
    </style:style>
    <style:style style:name="T2" style:family="text">
      <style:text-properties officeooo:rsid="000c47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inute of Meeting <text:span text:style-name="T1">09/</text:span>2016</text:p>
      <text:p text:style-name="P4"/>
      <text:p text:style-name="P2">Réduire données</text:p>
      <text:p text:style-name="P2">Poids important à la fin sur sorties alors que petites variations entrées</text:p>
      <text:p text:style-name="P2">dataset à utiliser 140625</text:p>
      <text:p text:style-name="P3">plot de la position des images et de la prédite : pour voir si outliers mauvais. Voir distrib erreur</text:p>
      <text:p text:style-name="P3">A partir du vecteur R4 : tracer delta y1 en fonction de delta x1 : <text:span text:style-name="T2">histogramme</text:span></text:p>
      <text:p text:style-name="P3">Tracer delta theta en mode histogramme</text:p>
      <text:p text:style-name="P1">utiliser quiver pour fleches sur scatter (nuage de points des x y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1:49:37.528025125</meta:creation-date>
    <dc:date>2016-03-10T11:50:07.958895445</dc:date>
    <meta:editing-duration>P0D</meta:editing-duration>
    <meta:editing-cycles>1</meta:editing-cycles>
    <meta:document-statistic meta:table-count="0" meta:image-count="0" meta:object-count="0" meta:page-count="1" meta:paragraph-count="8" meta:word-count="75" meta:character-count="420" meta:non-whitespace-character-count="353"/>
    <meta:generator>LibreOffice/4.2.8.2$Linux_X86_64 LibreOffice_project/420m0$Build-2</meta:generator>
  </office:meta>
</office:document-meta>
</file>